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8179" officeooo:paragraph-rsid="0014817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1d18" officeooo:paragraph-rsid="00171d1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70a9" officeooo:paragraph-rsid="001870a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b08d" officeooo:paragraph-rsid="001ab08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ccbb" officeooo:paragraph-rsid="001dccb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ea4a" officeooo:paragraph-rsid="001eea4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1e708" officeooo:paragraph-rsid="0021e70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2364c" officeooo:paragraph-rsid="0022364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be56" officeooo:paragraph-rsid="0023074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260774"/>
    </style:style>
    <style:style style:name="P11" style:family="paragraph" style:parent-style-name="Standard">
      <style:paragraph-properties fo:text-align="start" style:justify-single-word="false"/>
      <style:text-properties officeooo:paragraph-rsid="0027a117"/>
    </style:style>
    <style:style style:name="P12" style:family="paragraph" style:parent-style-name="Standard">
      <style:paragraph-properties fo:text-align="start" style:justify-single-word="false"/>
      <style:text-properties officeooo:rsid="0028c0db" officeooo:paragraph-rsid="0028c0db"/>
    </style:style>
    <style:style style:name="P13" style:family="paragraph" style:parent-style-name="Standard">
      <style:paragraph-properties fo:text-align="start" style:justify-single-word="false"/>
      <style:text-properties officeooo:rsid="0029e022" officeooo:paragraph-rsid="0029e022"/>
    </style:style>
    <style:style style:name="P14" style:family="paragraph" style:parent-style-name="Standard">
      <style:paragraph-properties fo:text-align="start" style:justify-single-word="false"/>
      <style:text-properties officeooo:rsid="002d54d7" officeooo:paragraph-rsid="002d54d7"/>
    </style:style>
    <style:style style:name="P15" style:family="paragraph" style:parent-style-name="Standard">
      <style:paragraph-properties fo:text-align="start" style:justify-single-word="false"/>
      <style:text-properties officeooo:rsid="002e15c6" officeooo:paragraph-rsid="002e15c6"/>
    </style:style>
    <style:style style:name="P16" style:family="paragraph" style:parent-style-name="Standard">
      <style:paragraph-properties fo:text-align="start" style:justify-single-word="false"/>
      <style:text-properties officeooo:rsid="002e6343" officeooo:paragraph-rsid="002e6343"/>
    </style:style>
    <style:style style:name="P17" style:family="paragraph" style:parent-style-name="Standard">
      <style:paragraph-properties fo:text-align="start" style:justify-single-word="false"/>
      <style:text-properties officeooo:rsid="002fb695" officeooo:paragraph-rsid="002fb695"/>
    </style:style>
    <style:style style:name="P18" style:family="paragraph" style:parent-style-name="Standard">
      <style:paragraph-properties fo:text-align="start" style:justify-single-word="false"/>
      <style:text-properties officeooo:rsid="0030dea8" officeooo:paragraph-rsid="0030dea8"/>
    </style:style>
    <style:style style:name="P19" style:family="paragraph" style:parent-style-name="Standard">
      <style:paragraph-properties fo:text-align="start" style:justify-single-word="false"/>
      <style:text-properties officeooo:rsid="00323a55" officeooo:paragraph-rsid="00323a55"/>
    </style:style>
    <style:style style:name="P20" style:family="paragraph" style:parent-style-name="Standard">
      <style:paragraph-properties fo:text-align="start" style:justify-single-word="false"/>
      <style:text-properties officeooo:rsid="0032deb0" officeooo:paragraph-rsid="0032deb0"/>
    </style:style>
    <style:style style:name="P21" style:family="paragraph" style:parent-style-name="Standard">
      <style:paragraph-properties fo:text-align="start" style:justify-single-word="false"/>
      <style:text-properties officeooo:rsid="003362f0" officeooo:paragraph-rsid="003362f0"/>
    </style:style>
    <style:style style:name="P22" style:family="paragraph" style:parent-style-name="Standard">
      <style:paragraph-properties fo:text-align="start" style:justify-single-word="false"/>
      <style:text-properties officeooo:rsid="0034aff3" officeooo:paragraph-rsid="0034aff3"/>
    </style:style>
    <style:style style:name="P23" style:family="paragraph" style:parent-style-name="Standard">
      <style:paragraph-properties fo:text-align="start" style:justify-single-word="false"/>
      <style:text-properties officeooo:rsid="0035e351" officeooo:paragraph-rsid="0035e351"/>
    </style:style>
    <style:style style:name="P24" style:family="paragraph" style:parent-style-name="Standard">
      <style:paragraph-properties fo:text-align="start" style:justify-single-word="false"/>
      <style:text-properties officeooo:rsid="00387e9a" officeooo:paragraph-rsid="00387e9a"/>
    </style:style>
    <style:style style:name="P25" style:family="paragraph" style:parent-style-name="Standard">
      <style:paragraph-properties fo:text-align="start" style:justify-single-word="false"/>
      <style:text-properties officeooo:rsid="003a52a6" officeooo:paragraph-rsid="003a52a6"/>
    </style:style>
    <style:style style:name="P26" style:family="paragraph" style:parent-style-name="Standard">
      <style:paragraph-properties fo:text-align="start" style:justify-single-word="false"/>
      <style:text-properties fo:color="#0066b3" fo:font-size="12pt" officeooo:rsid="001b24fb" officeooo:paragraph-rsid="001b24fb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66b3" fo:font-size="12pt" officeooo:rsid="00171d18" officeooo:paragraph-rsid="00171d1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66b3" fo:font-size="12pt" officeooo:rsid="001ab08d" officeooo:paragraph-rsid="001ab08d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66b3" fo:font-size="12pt" officeooo:rsid="001a6b0f" officeooo:paragraph-rsid="001a6b0f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66b3" fo:font-size="12pt" officeooo:rsid="001b3570" officeooo:paragraph-rsid="001b357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66b3" fo:font-size="12pt" officeooo:rsid="001c20b5" officeooo:paragraph-rsid="001c20b5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66b3" fo:font-size="12pt" officeooo:rsid="001d8caf" officeooo:paragraph-rsid="001d8caf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66b3" fo:font-size="12pt" officeooo:rsid="00235c19" officeooo:paragraph-rsid="00235c19" style:font-size-asian="10.5pt" style:font-size-complex="12pt"/>
    </style:style>
    <style:style style:name="P34" style:family="paragraph" style:parent-style-name="Standard">
      <style:paragraph-properties fo:text-align="start" style:justify-single-word="false"/>
      <style:text-properties officeooo:rsid="003f8fd5" officeooo:paragraph-rsid="003f8fd5"/>
    </style:style>
    <style:style style:name="P35" style:family="paragraph" style:parent-style-name="Standard">
      <style:paragraph-properties fo:text-align="start" style:justify-single-word="false"/>
      <style:text-properties officeooo:rsid="0041892d" officeooo:paragraph-rsid="0041892d"/>
    </style:style>
    <style:style style:name="T1" style:family="text">
      <style:text-properties officeooo:rsid="00158d7d"/>
    </style:style>
    <style:style style:name="T2" style:family="text">
      <style:text-properties officeooo:rsid="001870a9"/>
    </style:style>
    <style:style style:name="T3" style:family="text">
      <style:text-properties officeooo:rsid="00195433"/>
    </style:style>
    <style:style style:name="T4" style:family="text">
      <style:text-properties officeooo:rsid="00204eff"/>
    </style:style>
    <style:style style:name="T5" style:family="text">
      <style:text-properties fo:font-size="12pt" officeooo:rsid="00260774" style:font-size-asian="10.5pt" style:font-size-complex="12pt"/>
    </style:style>
    <style:style style:name="T6" style:family="text">
      <style:text-properties fo:font-size="12pt" officeooo:rsid="0028823b" style:font-size-asian="10.5pt" style:font-size-complex="12pt"/>
    </style:style>
    <style:style style:name="T7" style:family="text">
      <style:text-properties officeooo:rsid="0027a117"/>
    </style:style>
    <style:style style:name="T8" style:family="text">
      <style:text-properties officeooo:rsid="0028823b"/>
    </style:style>
    <style:style style:name="T9" style:family="text">
      <style:text-properties officeooo:rsid="002b72d8"/>
    </style:style>
    <style:style style:name="T10" style:family="text">
      <style:text-properties officeooo:rsid="002e6343"/>
    </style:style>
    <style:style style:name="T11" style:family="text">
      <style:text-properties officeooo:rsid="003362f0"/>
    </style:style>
    <style:style style:name="T12" style:family="text">
      <style:text-properties officeooo:rsid="0035e351"/>
    </style:style>
    <style:style style:name="T13" style:family="text">
      <style:text-properties officeooo:rsid="00376e92"/>
    </style:style>
    <style:style style:name="T14" style:family="text">
      <style:text-properties officeooo:rsid="00397db9"/>
    </style:style>
    <style:style style:name="T15" style:family="text">
      <style:text-properties officeooo:rsid="00413239"/>
    </style:style>
    <style:style style:name="T16" style:family="text">
      <style:text-properties officeooo:rsid="004236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likacja „Busiarz” - </text:span>Wymagania TERM</text:p>
      <text:p text:style-name="P1"/>
      <text:p text:style-name="P2"><text:tab/>Wymagania typu TERM to tzw. słownik pojęć, który defniuje terminologię używaną w każdym dokumencie projektu. Jest ona tworzona w celu ułatwienia zrozumienia dokumentu przez osoby trzecie.</text:p>
      <text:p text:style-name="P2"/>
      <text:p text:style-name="P2">TERM1: Dokument – zebrane dane oraz informacje w konkretnym miejscu</text:p>
      <text:p text:style-name="P2">TERM2: Klient – osoba korzystająca z usług oferowanych przez firmę za pomocą aplikacji</text:p>
      <text:p text:style-name="P2">TERM3: Aplikacja – oprogramowanie zamówione przez firmę</text:p>
      <text:p text:style-name="P27">TERM4: Archiwizacja – przechowywanie informacji w bazie danych</text:p>
      <text:p text:style-name="P27">TERM5: Baza danych – przestrzeń, w której składowane są dokumenty oraz dane</text:p>
      <text:p text:style-name="P2">TERM6: <text:span text:style-name="T2">Prawa dostępu</text:span> – <text:span text:style-name="T2">informacje o tym, czy dany użytkownik ma możliwość przeglądania <text:tab/>wybranych informacji</text:span></text:p>
      <text:p text:style-name="P3">TERM7: <text:span text:style-name="T3">Koszt biletu – cena wybranej usługi przewozowej oferowanej przez firmę</text:span></text:p>
      <text:p text:style-name="P29">TERM8: Architektura systemu – struktura organizacyjna systemu zawierająca wytyczne dotyczące <text:tab/>budowy oraz wdrażania aplikacji</text:p>
      <text:p text:style-name="P28">TERM9: Case – zadanie zdefiniowane w projekcie służące rozwojowi systemu</text:p>
      <text:p text:style-name="P4">TERM10: Koszt projektu – cena wymagana do wyprodukowania i utrzymania projektu</text:p>
      <text:p text:style-name="P26">TERM11: Bug – problem, który może spowodować awarię aplikacji lub otrzymanie niepoprawnych <text:tab/>wyników</text:p>
      <text:p text:style-name="P30">TERM12: Implementacja – dodawanie nowych właściwości lub funkcjonalności do tworzonego <text:tab/>systemu</text:p>
      <text:p text:style-name="P31">TERM13: Data implementacji – czas dostarczenia produktu w wersji roboczej</text:p>
      <text:p text:style-name="P32">TERM14: Zespół deweloperski – grupa osób przypisanych do pracy nad projektem w pełnym <text:tab/>wymiarze godzin</text:p>
      <text:p text:style-name="P5">TERM15: Projekt – zbiór zadań wraz z podaną ramą czasową ich wykonania</text:p>
      <text:p text:style-name="P6">TERM16: Platforma docelowa – środowisko, do którego oprogramowanie jest zaimplementowane</text:p>
      <text:p text:style-name="P6">TERM17: <text:span text:style-name="T4">Zestaw narzędzi – oprogramowanie komputerowe używane do wykonywania zadań <text:tab/>związanych z budową oraz utrzymaniem kodu źródłowego aplikacji</text:span></text:p>
      <text:p text:style-name="P7">TERM18: Rozmiar bazy danych – rozmiar bazy danych utrzymywanej przez aplikacje podawany w <text:tab/>megabajtach</text:p>
      <text:p text:style-name="P8">TERM19: Dokumentacja – lista dokumentów zawierających kompletne informacje o aplikacji</text:p>
      <text:p text:style-name="P9">TERM20: Samochód – środek transportu przy użyciu którego przewożeni są klienci </text:p>
      <text:p text:style-name="P33">TERM21: Backlog – zbiór historii oraz zadań, nad którymi zespół developerski będzie pracował w <text:tab/>przyszłości</text:p>
      <text:p text:style-name="P10"><text:span text:style-name="T5">TERM22: Odpowiedzialności – funkcje aplikacji </text:span><text:span text:style-name="T6">(</text:span>obowiązki danej klasy<text:span text:style-name="T8">)</text:span></text:p>
      <text:p text:style-name="P10"><text:span text:style-name="T5">TERM23: Współracownicy – </text:span>klasy, które pomagają danej klasie w wypełnianiu jej obowiązków</text:p>
      <text:p text:style-name="P11"><text:span text:style-name="T7">TERM24: </text:span>Rejestracja - oznacza proces rejestracji w celu uzyskania dostępu lub korzystania z <text:tab/>aplikacji, zapewniając następujące dane: e-mail, imię <text:span text:style-name="T7">i nazwisko</text:span>. ("Dane personalne").</text:p>
      <text:p text:style-name="P11"><text:span text:style-name="T7">TERM25: </text:span>Użytkownik - oznacza osobę fizyczną, która uzyskuje dostęp lub korzysta z Aplikacji</text:p>
      <text:p text:style-name="P12">TERM26: Reklamacja – zwrócenie się do wykonawcy usługi w sprawie ujawnionych wad w <text:tab/>wykonaniu oferowanej usługi</text:p>
      <text:p text:style-name="P13">TERM27: Bilet – dokument <text:span text:style-name="T9">(umowa transportowa)</text:span> potwierdzający uprawnienie do skorzystania z <text:tab/>określonej usługi, za który nastąpiła zapłata przy jego nabyciu</text:p>
      <text:p text:style-name="P14">TERM28: Pracownik – osoba fizyczna zatrudniona przez zleceniodawce aplikacji</text:p>
      <text:p text:style-name="P15">TE<text:span text:style-name="T10">R</text:span>M29: Rozkład jazdy – proponowana oferta przeowozowa obejmująca trasę, przystanki i <text:tab/>godziny odjazdów pojazdów</text:p>
      <text:p text:style-name="P16">TERM30: Kurs – droga do wyznaczonego miejsca przebyta przez pojazd</text:p>
      <text:p text:style-name="P17">TERM31: Kierowca – typ pracownika; osoba prowadząca samochód</text:p>
      <text:p text:style-name="P18">TERM32: Obsługa klienta – zbiór aktywności, w których uczestniczą zarówno klient jak i dostawca</text:p>
      <text:p text:style-name="P19">TERM33: Usterka – wada pojazdu wymagająca naprawy</text:p>
      <text:p text:style-name="P20"><text:soft-page-break/>TERM<text:span text:style-name="T11">34: Praca naprawcza – obsługa umożliwiająca przywrócenie właściwości użytkowych <text:s/><text:tab/>pojazdowi</text:span></text:p>
      <text:p text:style-name="P21">TERM35: Mechanik – typ pracownika; osoba fizyczna zajmująca się naprawą pojazdów</text:p>
      <text:p text:style-name="P22">TERM36: <text:span text:style-name="T12">Administrator – osoba fizyczna zajmująca się zarządzaniem aplikacją i odpowiadającą za <text:tab/>jej sprawne działanie</text:span></text:p>
      <text:p text:style-name="P23">TERM37: <text:span text:style-name="T13">Flota pojazdów – zespół wszystkich pojazdów służący do przewozu klientów</text:span></text:p>
      <text:p text:style-name="P24">TERM38: Pojazd – urządzenie służące do transportu osób <text:span text:style-name="T14">(transport lądowy)</text:span></text:p>
      <text:p text:style-name="P25">TERM39: Ogłoszenie – krótka forma wypowiedzi zawierająca informacje dotyczące usług </text:p>
      <text:p text:style-name="P34">TERM40: Menu główne – lista opcji dostępnych dla użytkownika <text:span text:style-name="T15">(interfejs)</text:span></text:p>
      <text:p text:style-name="P35">TERM41: Formularz – wzór dokumentu widoczny w postaci okna z <text:span text:style-name="T16">polami</text:span> do wypełnienia</text:p>
      <text:p text:style-name="P35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23:27.236199341</meta:creation-date>
    <dc:date>2019-03-24T20:55:58.539811153</dc:date>
    <meta:editing-duration>PT3H20M2S</meta:editing-duration>
    <meta:editing-cycles>42</meta:editing-cycles>
    <meta:generator>LibreOffice/6.0.7.3$Linux_X86_64 LibreOffice_project/00m0$Build-3</meta:generator>
    <meta:document-statistic meta:table-count="0" meta:image-count="0" meta:object-count="0" meta:page-count="2" meta:paragraph-count="43" meta:word-count="486" meta:character-count="3909" meta:non-whitespace-character-count="3409"/>
  </office:meta>
</office:document-meta>
</file>